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oble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Problem 1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Find out sum of digit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Problem 2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Print digits of a number (12345 =&gt; </text:p>
              </text:list-item>
              <text:list-item>
                <text:p text:style-name="P1">1</text:p>
              </text:list-item>
              <text:list-item>
                <text:p text:style-name="P1">2</text:p>
              </text:list-item>
              <text:list-item>
                <text:p text:style-name="P1">3</text:p>
              </text:list-item>
              <text:list-item>
                <text:p text:style-name="P1">4</text:p>
              </text:list-item>
              <text:list-item>
                <text:p text:style-name="P1">5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Problem 3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Find out if given number is prime number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Problem 4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Even and Odd place sum </text:p>
                <text:list>
                  <text:list-item>
                    <text:p text:style-name="P1">5241, position should be taken from righ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Problem 5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Reverse a given number 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Problem 6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Flip position</text:p>
                <text:list>
                  <text:list-item>
                    <text:p text:style-name="P1">Input <text:s text:c="2"/>32145</text:p>
                  </text:list-item>
                  <text:list-item>
                    <text:p text:style-name="P1">Pos <text:s text:c="4"/>54321</text:p>
                  </text:list-item>
                  <text:list-item>
                    <text:p text:style-name="P1">-------------</text:p>
                  </text:list-item>
                  <text:list-item>
                    <text:p text:style-name="P1">output <text:s/>12543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Problem 7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Given a number (12345) and rotation count (2)</text:p>
                <text:list>
                  <text:list-item>
                    <text:p text:style-name="P1">on rotation 1, num = 51234</text:p>
                  </text:list-item>
                  <text:list-item>
                    <text:p text:style-name="P1">on rotation 2, num = 45123</text:p>
                  </text:list-item>
                </text:list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Problem 8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Armstrong num = 153 = (1^3+5^3+3^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Problem 9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Strong number / Peterson number 145 = 1! + 4! + 5!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Problem 10 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Frequency of each digit 72427 = {7-2, 2-2, 4-1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Problem 11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Swap first and last digit</text:p>
              </text:list-item>
              <text:list-item>
                <text:p text:style-name="P1">1234 =&gt; 423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Problem 12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GC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Problem 13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LC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7T09:31:03.569125615</meta:creation-date>
    <meta:editing-duration>PT31M48S</meta:editing-duration>
    <meta:editing-cycles>5</meta:editing-cycles>
    <meta:generator>LibreOffice/7.3.7.2$Linux_X86_64 LibreOffice_project/30$Build-2</meta:generator>
    <dc:title>Blue Curve</dc:title>
    <dc:date>2024-06-07T22:55:46.281510994</dc:date>
    <meta:document-statistic meta:object-count="103"/>
  </office:meta>
</office:document-meta>
</file>